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61911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rsid="0018e541" officeooo:paragraph-rsid="0018e541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rsid="001defde" officeooo:paragraph-rsid="001defde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223e06" officeooo:paragraph-rsid="00223e06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268b5b" officeooo:paragraph-rsid="00268b5b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2bca0d" officeooo:paragraph-rsid="002bca0d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rsid="002bca0d" officeooo:paragraph-rsid="003189a3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2bca0d" officeooo:paragraph-rsid="0035e602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2bca0d" officeooo:paragraph-rsid="00376da9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2bca0d" officeooo:paragraph-rsid="003852b2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2bca0d" officeooo:paragraph-rsid="003c9c92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2bca0d" officeooo:paragraph-rsid="0044b4e8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2bca0d" officeooo:paragraph-rsid="0046a5cc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2bca0d" officeooo:paragraph-rsid="0047b2ad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2bca0d" officeooo:paragraph-rsid="004ae5de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02bca0d" officeooo:paragraph-rsid="005d38e9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rsid="002bca0d" officeooo:paragraph-rsid="005f0733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paragraph-rsid="00161911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paragraph-rsid="005f5a42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paragraph-rsid="0064ba04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paragraph-rsid="0066b7eb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paragraph-rsid="006711f0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paragraph-rsid="006f747c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73fcfa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paragraph-rsid="0079101a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paragraph-rsid="007bb10f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paragraph-rsid="007d4f15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paragraph-rsid="0089d0e9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paragraph-rsid="008dfecc" style:font-name-asian="WenQuanYi Micro Hei" style:font-size-asian="12pt" style:font-size-complex="12pt"/>
    </style:style>
    <style:style style:name="P32" style:family="paragraph" style:parent-style-name="Standard">
      <style:text-properties style:font-name="WenQuanYi Micro Hei" fo:font-size="12pt" officeooo:paragraph-rsid="008faeee" style:font-name-asian="WenQuanYi Micro Hei" style:font-size-asian="12pt" style:font-size-complex="12pt"/>
    </style:style>
    <style:style style:name="P33" style:family="paragraph" style:parent-style-name="Standard">
      <style:text-properties style:font-name="WenQuanYi Micro Hei" fo:font-size="12pt" officeooo:paragraph-rsid="0093ea1d" style:font-name-asian="WenQuanYi Micro Hei" style:font-size-asian="12pt" style:font-size-complex="12pt"/>
    </style:style>
    <style:style style:name="P34" style:family="paragraph" style:parent-style-name="Standard">
      <style:text-properties style:font-name="WenQuanYi Micro Hei" fo:font-size="12pt" officeooo:paragraph-rsid="0099fd67" style:font-name-asian="WenQuanYi Micro Hei" style:font-size-asian="12pt" style:font-size-complex="12pt"/>
    </style:style>
    <style:style style:name="P35" style:family="paragraph" style:parent-style-name="Standard">
      <style:text-properties style:font-name="WenQuanYi Micro Hei" fo:font-size="12pt" officeooo:paragraph-rsid="009b45e4" style:font-name-asian="WenQuanYi Micro Hei" style:font-size-asian="12pt" style:font-size-complex="12pt"/>
    </style:style>
    <style:style style:name="P36" style:family="paragraph" style:parent-style-name="Standard">
      <style:text-properties style:font-name="WenQuanYi Micro Hei" fo:font-size="12pt" officeooo:paragraph-rsid="009f9d78" style:font-name-asian="WenQuanYi Micro Hei" style:font-size-asian="12pt" style:font-size-complex="12pt"/>
    </style:style>
    <style:style style:name="P37" style:family="paragraph" style:parent-style-name="Standard">
      <style:text-properties style:font-name="WenQuanYi Micro Hei" fo:font-size="12pt" officeooo:paragraph-rsid="00a14e35" style:font-name-asian="WenQuanYi Micro Hei" style:font-size-asian="12pt" style:font-size-complex="12pt"/>
    </style:style>
    <style:style style:name="P38" style:family="paragraph" style:parent-style-name="Standard">
      <style:text-properties style:font-name="WenQuanYi Micro Hei" fo:font-size="12pt" officeooo:paragraph-rsid="00a18586" style:font-name-asian="WenQuanYi Micro Hei" style:font-size-asian="12pt" style:font-size-complex="12pt"/>
    </style:style>
    <style:style style:name="P39" style:family="paragraph" style:parent-style-name="Standard">
      <style:text-properties style:font-name="WenQuanYi Micro Hei" fo:font-size="12pt" officeooo:paragraph-rsid="00a2568d" style:font-name-asian="WenQuanYi Micro Hei" style:font-size-asian="12pt" style:font-size-complex="12pt"/>
    </style:style>
    <style:style style:name="P40" style:family="paragraph" style:parent-style-name="Standard">
      <style:text-properties style:font-name="WenQuanYi Micro Hei" fo:font-size="12pt" officeooo:paragraph-rsid="00a735d4" style:font-name-asian="WenQuanYi Micro Hei" style:font-size-asian="12pt" style:font-size-complex="12pt"/>
    </style:style>
    <style:style style:name="P41" style:family="paragraph" style:parent-style-name="Standard">
      <style:text-properties style:font-name="WenQuanYi Micro Hei" fo:font-size="12pt" officeooo:paragraph-rsid="00aac17e" style:font-name-asian="WenQuanYi Micro Hei" style:font-size-asian="12pt" style:font-size-complex="12pt"/>
    </style:style>
    <style:style style:name="P42" style:family="paragraph" style:parent-style-name="Standard">
      <style:text-properties style:font-name="WenQuanYi Micro Hei" fo:font-size="12pt" officeooo:paragraph-rsid="00ad3e25" style:font-name-asian="WenQuanYi Micro Hei" style:font-size-asian="12pt" style:font-size-complex="12pt"/>
    </style:style>
    <style:style style:name="P43" style:family="paragraph" style:parent-style-name="Standard">
      <style:text-properties style:font-name="WenQuanYi Micro Hei" fo:font-size="12pt" officeooo:paragraph-rsid="00b3be6b" style:font-name-asian="WenQuanYi Micro Hei" style:font-size-asian="12pt" style:font-size-complex="12pt"/>
    </style:style>
    <style:style style:name="P44" style:family="paragraph" style:parent-style-name="Standard">
      <style:text-properties style:font-name="WenQuanYi Micro Hei" fo:font-size="12pt" officeooo:paragraph-rsid="00b5ceb0" style:font-name-asian="WenQuanYi Micro Hei" style:font-size-asian="12pt" style:font-size-complex="12pt"/>
    </style:style>
    <style:style style:name="P45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WenQuanYi Micro Hei" fo:font-size="12pt" fo:font-weight="bold" officeooo:paragraph-rsid="0071d9c4" style:font-name-asian="WenQuanYi Micro Hei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WenQuanYi Micro Hei" fo:font-size="12pt" fo:font-weight="bold" officeooo:paragraph-rsid="0073fcfa" style:font-name-asian="WenQuanYi Micro Hei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WenQuanYi Micro Hei" fo:font-size="12pt" fo:font-weight="bold" officeooo:paragraph-rsid="0086548a" style:font-name-asian="WenQuanYi Micro Hei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WenQuanYi Micro Hei" fo:font-size="12pt" fo:font-weight="bold" officeooo:paragraph-rsid="008658af" style:font-name-asian="WenQuanYi Micro Hei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WenQuanYi Micro Hei" fo:font-size="12pt" fo:font-weight="bold" officeooo:paragraph-rsid="008b5ca5" style:font-name-asian="WenQuanYi Micro Hei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WenQuanYi Micro Hei" fo:font-size="12pt" fo:font-weight="bold" officeooo:paragraph-rsid="008e97af" style:font-name-asian="WenQuanYi Micro Hei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WenQuanYi Micro Hei" fo:font-size="12pt" fo:font-weight="bold" officeooo:paragraph-rsid="009aa03d" style:font-name-asian="WenQuanYi Micro Hei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WenQuanYi Micro Hei" fo:font-size="12pt" fo:font-weight="bold" officeooo:paragraph-rsid="009dfeb8" style:font-name-asian="WenQuanYi Micro Hei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WenQuanYi Micro Hei" fo:font-size="12pt" fo:font-weight="bold" officeooo:paragraph-rsid="00a14786" style:font-name-asian="WenQuanYi Micro Hei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WenQuanYi Micro Hei" fo:font-size="12pt" fo:font-weight="bold" officeooo:paragraph-rsid="00a18586" style:font-name-asian="WenQuanYi Micro Hei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WenQuanYi Micro Hei" fo:font-size="12pt" fo:font-weight="bold" officeooo:paragraph-rsid="00a2568d" style:font-name-asian="WenQuanYi Micro Hei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WenQuanYi Micro Hei" fo:font-size="12pt" fo:font-weight="bold" officeooo:paragraph-rsid="00a55427" style:font-name-asian="WenQuanYi Micro Hei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WenQuanYi Micro Hei" fo:font-size="12pt" fo:font-weight="bold" officeooo:paragraph-rsid="00ab7c48" style:font-name-asian="WenQuanYi Micro Hei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WenQuanYi Micro Hei" fo:font-size="12pt" fo:font-weight="bold" officeooo:paragraph-rsid="00b42520" style:font-name-asian="WenQuanYi Micro Hei" style:font-size-asian="12pt" style:font-weight-asian="bold" style:font-size-complex="12pt" style:font-weight-complex="bold"/>
    </style:style>
    <style:style style:name="P6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officeooo:rsid="00152a49"/>
    </style:style>
    <style:style style:name="T2" style:family="text">
      <style:text-properties officeooo:rsid="003189a3"/>
    </style:style>
    <style:style style:name="T3" style:family="text">
      <style:text-properties officeooo:rsid="0035e602"/>
    </style:style>
    <style:style style:name="T4" style:family="text">
      <style:text-properties officeooo:rsid="00376da9"/>
    </style:style>
    <style:style style:name="T5" style:family="text">
      <style:text-properties officeooo:rsid="0044b4e8"/>
    </style:style>
    <style:style style:name="T6" style:family="text">
      <style:text-properties officeooo:rsid="00455db4"/>
    </style:style>
    <style:style style:name="T7" style:family="text">
      <style:text-properties officeooo:rsid="0046a5cc"/>
    </style:style>
    <style:style style:name="T8" style:family="text">
      <style:text-properties officeooo:rsid="0047b2ad"/>
    </style:style>
    <style:style style:name="T9" style:family="text">
      <style:text-properties officeooo:rsid="004ae5de"/>
    </style:style>
    <style:style style:name="T10" style:family="text">
      <style:text-properties officeooo:rsid="004c188b"/>
    </style:style>
    <style:style style:name="T11" style:family="text">
      <style:text-properties officeooo:rsid="004d4128"/>
    </style:style>
    <style:style style:name="T12" style:family="text">
      <style:text-properties officeooo:rsid="005213ab"/>
    </style:style>
    <style:style style:name="T13" style:family="text">
      <style:text-properties officeooo:rsid="00566b7a"/>
    </style:style>
    <style:style style:name="T14" style:family="text">
      <style:text-properties officeooo:rsid="00580baf"/>
    </style:style>
    <style:style style:name="T15" style:family="text">
      <style:text-properties officeooo:rsid="0059a35b"/>
    </style:style>
    <style:style style:name="T16" style:family="text">
      <style:text-properties officeooo:rsid="005d63ed"/>
    </style:style>
    <style:style style:name="T17" style:family="text">
      <style:text-properties officeooo:rsid="006301c5"/>
    </style:style>
    <style:style style:name="T18" style:family="text">
      <style:text-properties officeooo:rsid="00638e3b"/>
    </style:style>
    <style:style style:name="T19" style:family="text">
      <style:text-properties officeooo:rsid="0064ba04"/>
    </style:style>
    <style:style style:name="T20" style:family="text">
      <style:text-properties officeooo:rsid="0064bc68"/>
    </style:style>
    <style:style style:name="T21" style:family="text">
      <style:text-properties officeooo:rsid="0066b7eb"/>
    </style:style>
    <style:style style:name="T22" style:family="text">
      <style:text-properties officeooo:rsid="006711f0"/>
    </style:style>
    <style:style style:name="T23" style:family="text">
      <style:text-properties officeooo:rsid="0068ca1e"/>
    </style:style>
    <style:style style:name="T24" style:family="text">
      <style:text-properties officeooo:rsid="006b420b"/>
    </style:style>
    <style:style style:name="T25" style:family="text">
      <style:text-properties officeooo:rsid="006c2f98"/>
    </style:style>
    <style:style style:name="T26" style:family="text">
      <style:text-properties officeooo:rsid="006f747c"/>
    </style:style>
    <style:style style:name="T27" style:family="text">
      <style:text-properties officeooo:rsid="00702cd7"/>
    </style:style>
    <style:style style:name="T28" style:family="text">
      <style:text-properties officeooo:rsid="0073041e"/>
    </style:style>
    <style:style style:name="T29" style:family="text">
      <style:text-properties officeooo:rsid="00777a1d"/>
    </style:style>
    <style:style style:name="T30" style:family="text">
      <style:text-properties officeooo:rsid="0079101a"/>
    </style:style>
    <style:style style:name="T31" style:family="text">
      <style:text-properties officeooo:rsid="0079fd96"/>
    </style:style>
    <style:style style:name="T32" style:family="text">
      <style:text-properties officeooo:rsid="007bb10f"/>
    </style:style>
    <style:style style:name="T33" style:family="text">
      <style:text-properties officeooo:rsid="007c0820"/>
    </style:style>
    <style:style style:name="T34" style:family="text">
      <style:text-properties officeooo:rsid="007d0909"/>
    </style:style>
    <style:style style:name="T35" style:family="text">
      <style:text-properties officeooo:rsid="007d4f15"/>
    </style:style>
    <style:style style:name="T36" style:family="text">
      <style:text-properties officeooo:rsid="00871187"/>
    </style:style>
    <style:style style:name="T37" style:family="text">
      <style:text-properties officeooo:rsid="0088c9bb"/>
    </style:style>
    <style:style style:name="T38" style:family="text">
      <style:text-properties officeooo:rsid="0089d0e9"/>
    </style:style>
    <style:style style:name="T39" style:family="text">
      <style:text-properties officeooo:rsid="008dfecc"/>
    </style:style>
    <style:style style:name="T40" style:family="text">
      <style:text-properties officeooo:rsid="008e97af"/>
    </style:style>
    <style:style style:name="T41" style:family="text">
      <style:text-properties officeooo:rsid="008faeee"/>
    </style:style>
    <style:style style:name="T42" style:family="text">
      <style:text-properties officeooo:rsid="008fe2f3"/>
    </style:style>
    <style:style style:name="T43" style:family="text">
      <style:text-properties officeooo:rsid="00918e40"/>
    </style:style>
    <style:style style:name="T44" style:family="text">
      <style:text-properties officeooo:rsid="0093ea1d"/>
    </style:style>
    <style:style style:name="T45" style:family="text">
      <style:text-properties officeooo:rsid="0099fd67"/>
    </style:style>
    <style:style style:name="T46" style:family="text">
      <style:text-properties officeooo:rsid="009b45e4"/>
    </style:style>
    <style:style style:name="T47" style:family="text">
      <style:text-properties officeooo:rsid="009c5777"/>
    </style:style>
    <style:style style:name="T48" style:family="text">
      <style:text-properties officeooo:rsid="009f9d78"/>
    </style:style>
    <style:style style:name="T49" style:family="text">
      <style:text-properties officeooo:rsid="00a14e35"/>
    </style:style>
    <style:style style:name="T50" style:family="text">
      <style:text-properties officeooo:rsid="00a18586"/>
    </style:style>
    <style:style style:name="T51" style:family="text">
      <style:text-properties officeooo:rsid="00a306fd"/>
    </style:style>
    <style:style style:name="T52" style:family="text">
      <style:text-properties officeooo:rsid="00a55427"/>
    </style:style>
    <style:style style:name="T53" style:family="text">
      <style:text-properties officeooo:rsid="00a735d4"/>
    </style:style>
    <style:style style:name="T54" style:family="text">
      <style:text-properties officeooo:rsid="00a89a4b"/>
    </style:style>
    <style:style style:name="T55" style:family="text">
      <style:text-properties officeooo:rsid="00aac17e"/>
    </style:style>
    <style:style style:name="T56" style:family="text">
      <style:text-properties officeooo:rsid="00aadcc0"/>
    </style:style>
    <style:style style:name="T57" style:family="text">
      <style:text-properties officeooo:rsid="00ad3e25"/>
    </style:style>
    <style:style style:name="T58" style:family="text">
      <style:text-properties officeooo:rsid="00b04d91"/>
    </style:style>
    <style:style style:name="T59" style:family="text">
      <style:text-properties officeooo:rsid="00b18d0b"/>
    </style:style>
    <style:style style:name="T60" style:family="text">
      <style:text-properties officeooo:rsid="00b3be6b"/>
    </style:style>
    <style:style style:name="T61" style:family="text">
      <style:text-properties officeooo:rsid="00b5ce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b是什么？在linux终端找man后，对gdb的描述如下——</text:p>
      <text:p text:style-name="P1">/**********<text:span text:style-name="T1">gdb**********/</text:span></text:p>
      <text:p text:style-name="P1">gdb即The GNU Debugger的缩写。</text:p>
      <text:p text:style-name="P4">gdb是一种调试工具，使用gdb可以窥探一个程序在运行时或者crash时的内部信息，主要有以下四种功能：</text:p>
      <text:p text:style-name="P5">1、启动程序，按自定义的方式运行程序。</text:p>
      <text:p text:style-name="P6">2、在特定条件下（即断点处）stop程序。</text:p>
      <text:p text:style-name="P7">3、程序stop时，检查程序中所发生的事情。</text:p>
      <text:p text:style-name="P8">4、改变程序执行环境，修正bug行为。</text:p>
      <text:p text:style-name="P9"><text:span text:style-name="T2">gdb可以调试C/C++程序，如果GNU提供了Fortran编译器的话，也可以调试Fortran程序。在shell终端启动gdb有多种方式，如下：</text:span></text:p>
      <text:p text:style-name="P10"><text:span text:style-name="T3">1、直接运行gdb而不带任何参数</text:span></text:p>
      <text:p text:style-name="P10"><text:span text:style-name="T3">$ gdb</text:span></text:p>
      <text:p text:style-name="P11"><text:span text:style-name="T4">GNU gdb (GDB) 7.5.91.20130417-cvs-ubuntu</text:span></text:p>
      <text:p text:style-name="P11"><text:span text:style-name="T4">Copyright (C) 2013 Free Software Foundation, Inc.</text:span></text:p>
      <text:p text:style-name="P11"><text:span text:style-name="T4">License GPLv3+: GNU GPL version 3 or later &lt;http://gnu.org/licenses/gpl.html&gt;</text:span></text:p>
      <text:p text:style-name="P11"><text:span text:style-name="T4">This is free software: you are free to change and redistribute it.</text:span></text:p>
      <text:p text:style-name="P11"><text:span text:style-name="T4">There is NO WARRANTY, to the extent permitted by law. <text:s/>Type "show copying"</text:span></text:p>
      <text:p text:style-name="P11"><text:span text:style-name="T4">and "show warranty" for details.</text:span></text:p>
      <text:p text:style-name="P11"><text:span text:style-name="T4">This GDB was configured as "x86_64-linux-gnu".</text:span></text:p>
      <text:p text:style-name="P11"><text:span text:style-name="T4">For bug reporting instructions, please see:</text:span></text:p>
      <text:p text:style-name="P11"><text:span text:style-name="T4">&lt;http://www.gnu.org/software/gdb/bugs/&gt;.</text:span></text:p>
      <text:p text:style-name="P11"><text:span text:style-name="T4">(gdb) </text:span></text:p>
      <text:p text:style-name="P11"><text:span text:style-name="T4">2、带参数运行gdb的几种形式</text:span></text:p>
      <text:p text:style-name="P12"><text:span text:style-name="T3">$ gdb program</text:span></text:p>
      <text:p text:style-name="P12"><text:span text:style-name="T3">$ gdb program core</text:span></text:p>
      <text:p text:style-name="P12"><text:span text:style-name="T3">$ gdb program pid</text:span></text:p>
      <text:p text:style-name="P13"><text:span text:style-name="T3">program是可执行文件，core是程序非法执行时core dump产生的文件，对于服务程序可指定pid，这时gdb会自动attach上去。</text:span></text:p>
      <text:p text:style-name="P13"><text:span text:style-name="T3">下面是几个常用的gdb命令：</text:span></text:p>
      <text:p text:style-name="P14"><text:span text:style-name="T5">break [</text:span><text:a xlink:type="simple" xlink:href="../../../../../%5Dfunction"><text:span text:style-name="T5">file:]function</text:span></text:a></text:p>
      <text:p text:style-name="P14"><text:span text:style-name="T5">在</text:span><text:span text:style-name="T6">（file文件的）function函数上设置断点。</text:span></text:p>
      <text:p text:style-name="P15"><text:span text:style-name="T7">run [arglist]</text:span></text:p>
      <text:p text:style-name="P16"><text:span text:style-name="T8">运行程序（可以指定运行参数arglist）。</text:span></text:p>
      <text:p text:style-name="P17"><text:span text:style-name="T9">bt</text:span></text:p>
      <text:p text:style-name="P17"><text:span text:style-name="T9">即backtrace</text:span><text:span text:style-name="T10">，显示程序栈信息</text:span><text:span text:style-name="T11">。</text:span></text:p>
      <text:p text:style-name="P17"><text:span text:style-name="T11">print expr</text:span></text:p>
      <text:p text:style-name="P2">显示expr表达式的值<text:span text:style-name="T12">。</text:span></text:p>
      <text:p text:style-name="P2"><text:span text:style-name="T12">c</text:span></text:p>
      <text:p text:style-name="P2"><text:soft-page-break/><text:span text:style-name="T12">即continue</text:span><text:span text:style-name="T13">，继续执行程序</text:span><text:span text:style-name="T14">，例如程序停在某个断点之后</text:span><text:span text:style-name="T15">。</text:span></text:p>
      <text:p text:style-name="P2"><text:span text:style-name="T15">next</text:span></text:p>
      <text:p text:style-name="P2">程序停止后执行程序下一行<text:span text:style-name="T17">，会跳过function</text:span><text:span text:style-name="T18">。</text:span></text:p>
      <text:p text:style-name="P18"><text:span text:style-name="T5">edit [</text:span><text:a xlink:type="simple" xlink:href="../../../../../%5Dfunction"><text:span text:style-name="T5">file:]function</text:span></text:a></text:p>
      <text:p text:style-name="P2">在程序当前停止的地方查看程序行<text:span text:style-name="T16">。</text:span></text:p>
      <text:p text:style-name="P19"><text:span text:style-name="T5">list [</text:span><text:a xlink:type="simple" xlink:href="../../../../../%5Dfunction"><text:span text:style-name="T5">file:]function</text:span></text:a></text:p>
      <text:p text:style-name="P21">打印程序当前停止地方附近的文本<text:span text:style-name="T16">。</text:span></text:p>
      <text:p text:style-name="P21"><text:span text:style-name="T16">step</text:span></text:p>
      <text:p text:style-name="P22">程序停止后执行程序下一行<text:span text:style-name="T19">，</text:span><text:span text:style-name="T17">会</text:span><text:span text:style-name="T20">进入</text:span><text:span text:style-name="T17">function</text:span><text:span text:style-name="T18">。</text:span></text:p>
      <text:p text:style-name="P23"><text:span text:style-name="T21">h</text:span><text:span text:style-name="T18">elp </text:span><text:span text:style-name="T21">[name]</text:span></text:p>
      <text:p text:style-name="P24"><text:span text:style-name="T22">显示提示信息，name是某个gdb命令</text:span><text:span text:style-name="T23">。</text:span></text:p>
      <text:p text:style-name="P24"><text:span text:style-name="T23">quit</text:span></text:p>
      <text:p text:style-name="P24"><text:span text:style-name="T23">推出gdb</text:span><text:span text:style-name="T24">。</text:span></text:p>
      <text:p text:style-name="P2">/**********<text:span text:style-name="T1">gdb**********/</text:span></text:p>
      <text:p text:style-name="P1">下面以一个具体的例子main.c作为示例<text:span text:style-name="T25">。</text:span></text:p>
      <text:p text:style-name="P60">// main.c</text:p>
      <text:p text:style-name="P60">#include &lt;stdio.h&gt;</text:p>
      <text:p text:style-name="P60">int sum(int n)</text:p>
      <text:p text:style-name="P60">{</text:p>
      <text:p text:style-name="P60"><text:s text:c="4"/>int ret = 0;</text:p>
      <text:p text:style-name="P60"><text:s text:c="4"/>int i = 0;</text:p>
      <text:p text:style-name="P60"><text:s text:c="4"/>for (i = 1; i &lt;= n; ++i) {</text:p>
      <text:p text:style-name="P60"><text:s text:c="8"/>ret += i;</text:p>
      <text:p text:style-name="P60"><text:s text:c="4"/>}</text:p>
      <text:p text:style-name="P60"><text:s text:c="4"/>return ret;</text:p>
      <text:p text:style-name="P60">}</text:p>
      <text:p text:style-name="P60">int main(void)</text:p>
      <text:p text:style-name="P60">{</text:p>
      <text:p text:style-name="P60"><text:s text:c="4"/>int n = 10;</text:p>
      <text:p text:style-name="P60"><text:s text:c="4"/>int result = sum(n);</text:p>
      <text:p text:style-name="P60"><text:s text:c="4"/>printf("result = %d\n", result);</text:p>
      <text:p text:style-name="P60"><text:s text:c="4"/>return 0;</text:p>
      <text:p text:style-name="P60">}</text:p>
      <text:p text:style-name="P46"><text:span text:style-name="T25">在linux终端编译main.c生成可执行文件</text:span><text:span text:style-name="T27">test，-g生成调试信息，-o制定可执行文件名</text:span><text:span text:style-name="T28">：</text:span></text:p>
      <text:p text:style-name="P25"><text:span text:style-name="T26">$ gcc -g main.c -o test</text:span></text:p>
      <text:p text:style-name="P45"><text:span text:style-name="T27">用gdb启动test</text:span><text:span text:style-name="T28">：</text:span></text:p>
      <text:p text:style-name="P26"><text:span text:style-name="T26">$ gdb test</text:span></text:p>
      <text:p text:style-name="P47"><text:span text:style-name="T29">用list</text:span><text:span text:style-name="T36">（缩写为l）</text:span><text:span text:style-name="T29">显示sum函数的完整信息：</text:span></text:p>
      <text:p text:style-name="P27"><text:span text:style-name="T30">(gdb) list sum</text:span></text:p>
      <text:p text:style-name="P27"><text:span text:style-name="T30">1<text:tab/>// main.c</text:span></text:p>
      <text:p text:style-name="P27"><text:span text:style-name="T30">2<text:tab/>#include &lt;stdio.h&gt;</text:span></text:p>
      <text:p text:style-name="P27"><text:span text:style-name="T30">3<text:tab/></text:span></text:p>
      <text:p text:style-name="P27"><text:soft-page-break/><text:span text:style-name="T30">4<text:tab/>int sum(int n)</text:span></text:p>
      <text:p text:style-name="P27"><text:span text:style-name="T30">5<text:tab/>{</text:span></text:p>
      <text:p text:style-name="P27"><text:span text:style-name="T30">6<text:tab/> <text:s text:c="3"/>int ret = 0;</text:span></text:p>
      <text:p text:style-name="P27"><text:span text:style-name="T30">7<text:tab/> <text:s text:c="3"/>int i = 0;</text:span></text:p>
      <text:p text:style-name="P27"><text:span text:style-name="T30">8<text:tab/> <text:s text:c="3"/>for (i = 1; i &lt;= n; ++i) {</text:span></text:p>
      <text:p text:style-name="P27"><text:span text:style-name="T30">9<text:tab/> <text:s text:c="7"/>ret += i;</text:span></text:p>
      <text:p text:style-name="P27"><text:span text:style-name="T30">10<text:tab/> <text:s text:c="3"/>}</text:span></text:p>
      <text:p text:style-name="P45"><text:span text:style-name="T25">按回车键继续</text:span><text:span text:style-name="T31">：</text:span></text:p>
      <text:p text:style-name="P28"><text:span text:style-name="T32">(gdb) </text:span></text:p>
      <text:p text:style-name="P28"><text:span text:style-name="T32">11<text:tab/> <text:s text:c="3"/>return ret;</text:span></text:p>
      <text:p text:style-name="P28"><text:span text:style-name="T32">12<text:tab/>}</text:span></text:p>
      <text:p text:style-name="P28"><text:span text:style-name="T32">13<text:tab/></text:span></text:p>
      <text:p text:style-name="P28"><text:span text:style-name="T32">14<text:tab/>int main(void)</text:span></text:p>
      <text:p text:style-name="P28"><text:span text:style-name="T32">15<text:tab/>{</text:span></text:p>
      <text:p text:style-name="P28"><text:span text:style-name="T32">16<text:tab/> <text:s text:c="3"/>int n = 10;</text:span></text:p>
      <text:p text:style-name="P28"><text:span text:style-name="T32">17<text:tab/> <text:s text:c="3"/>int result = sum(n);</text:span></text:p>
      <text:p text:style-name="P28"><text:span text:style-name="T32">18<text:tab/> <text:s text:c="3"/>printf("result = %d\n", result);</text:span></text:p>
      <text:p text:style-name="P28"><text:span text:style-name="T32">19<text:tab/></text:span></text:p>
      <text:p text:style-name="P28"><text:span text:style-name="T32">20<text:tab/> <text:s text:c="3"/>return 0;</text:span></text:p>
      <text:p text:style-name="P48"><text:span text:style-name="T25">按回车键继续</text:span><text:span text:style-name="T31">：</text:span></text:p>
      <text:p text:style-name="P28"><text:span text:style-name="T32">(gdb) </text:span></text:p>
      <text:p text:style-name="P28"><text:span text:style-name="T32">21<text:tab/>}</text:span></text:p>
      <text:p text:style-name="P28"><text:span text:style-name="T32">22<text:tab/></text:span></text:p>
      <text:p text:style-name="P49"><text:span text:style-name="T25">结束</text:span><text:span text:style-name="T34">，</text:span><text:span text:style-name="T25">再次按回车键</text:span><text:span text:style-name="T33">会提示越界</text:span><text:span text:style-name="T31">：</text:span></text:p>
      <text:p text:style-name="P29"><text:span text:style-name="T35">(gdb) </text:span></text:p>
      <text:p text:style-name="P29"><text:span text:style-name="T35">Line number 23 out of range; main.c has 22 lines.</text:span></text:p>
      <text:p text:style-name="P45"><text:span text:style-name="T25">用break</text:span><text:span text:style-name="T37">（缩写为b）在程序第16行打断点：</text:span></text:p>
      <text:p text:style-name="P30"><text:span text:style-name="T38">(gdb) break 16</text:span></text:p>
      <text:p text:style-name="P30"><text:span text:style-name="T38">Breakpoint 1 at 0x400551: file main.c, line 16.</text:span></text:p>
      <text:p text:style-name="P50"><text:span text:style-name="T25">用b</text:span><text:span text:style-name="T37">在程序sum函数处打断点：</text:span></text:p>
      <text:p text:style-name="P31"><text:span text:style-name="T39">(gdb) b sum</text:span></text:p>
      <text:p text:style-name="P31"><text:span text:style-name="T39">Breakpoint 2 at 0x40051b: file main.c, line 6.</text:span></text:p>
      <text:p text:style-name="P51"><text:span text:style-name="T40">用info（缩写为i）查看break断点信息：</text:span></text:p>
      <text:p text:style-name="P32"><text:span text:style-name="T41">(gdb) info break</text:span></text:p>
      <text:p text:style-name="P32"><text:span text:style-name="T41">Num <text:s text:c="4"/>Type <text:s text:c="10"/>Disp Enb Address <text:s text:c="11"/>What</text:span></text:p>
      <text:p text:style-name="P32"><text:span text:style-name="T41">1 <text:s text:c="6"/>breakpoint <text:s text:c="4"/>keep y <text:s text:c="2"/>0x0000000000400551 in main at main.c:16</text:span></text:p>
      <text:p text:style-name="P32"><text:span text:style-name="T41">2 <text:s text:c="6"/>breakpoint <text:s text:c="4"/>keep y <text:s text:c="2"/>0x000000000040051b in sum at main.c:6</text:span></text:p>
      <text:p text:style-name="P45"><text:span text:style-name="T25">用run</text:span><text:span text:style-name="T42">（缩写为r）执行程序</text:span><text:span text:style-name="T43">（停在了断点处）</text:span><text:span text:style-name="T42">：</text:span></text:p>
      <text:p text:style-name="P33"><text:span text:style-name="T44">(gdb) run</text:span></text:p>
      <text:p text:style-name="P33"><text:soft-page-break/><text:span text:style-name="T44">Starting program: /home/test</text:span></text:p>
      <text:p text:style-name="P33"><text:span text:style-name="T44"/></text:p>
      <text:p text:style-name="P33"><text:span text:style-name="T44">Breakpoint 1, main () at main.c:16</text:span></text:p>
      <text:p text:style-name="P33"><text:span text:style-name="T44">16<text:tab/> <text:s text:c="3"/>int n = 10;</text:span></text:p>
      <text:p text:style-name="P58"><text:span text:style-name="T25">用backtrace</text:span><text:span text:style-name="T42">（缩写为bt）</text:span><text:span text:style-name="T43">查看函数栈</text:span><text:span text:style-name="T42">：</text:span></text:p>
      <text:p text:style-name="P42"><text:span text:style-name="T57">(gdb) backtrace</text:span></text:p>
      <text:p text:style-name="P42"><text:span text:style-name="T57">#0 <text:s/>main () at main.c:16</text:span></text:p>
      <text:p text:style-name="P52"><text:span text:style-name="T25">用next</text:span><text:span text:style-name="T42">（缩写为n）执行程序</text:span><text:span text:style-name="T43">下一行</text:span><text:span text:style-name="T42">：</text:span></text:p>
      <text:p text:style-name="P34"><text:span text:style-name="T45">(gdb) next</text:span></text:p>
      <text:p text:style-name="P34"><text:span text:style-name="T45">17<text:tab/> <text:s text:c="3"/>int result = sum(n);</text:span></text:p>
      <text:p text:style-name="P52"><text:span text:style-name="T25">用n</text:span><text:span text:style-name="T42">执行程序</text:span><text:span text:style-name="T43">下一行</text:span><text:span text:style-name="T47">（又停在了断点处）</text:span><text:span text:style-name="T42">：</text:span></text:p>
      <text:p text:style-name="P35"><text:span text:style-name="T46">(gdb) n</text:span></text:p>
      <text:p text:style-name="P35"><text:span text:style-name="T46"></text:span></text:p>
      <text:p text:style-name="P35"><text:span text:style-name="T46">Breakpoint 2, sum (n=10) at main.c:6</text:span></text:p>
      <text:p text:style-name="P35"><text:span text:style-name="T46">6<text:tab/> <text:s text:c="3"/>int ret = 0;</text:span></text:p>
      <text:p text:style-name="P53"><text:span text:style-name="T25">用n</text:span><text:span text:style-name="T42">执行程序</text:span><text:span text:style-name="T43">下一行</text:span><text:span text:style-name="T42">：</text:span></text:p>
      <text:p text:style-name="P36"><text:span text:style-name="T48">(gdb) n</text:span></text:p>
      <text:p text:style-name="P36"><text:span text:style-name="T48">7<text:tab/> <text:s text:c="3"/>int i = 0;</text:span></text:p>
      <text:p text:style-name="P54"><text:span text:style-name="T25">用n</text:span><text:span text:style-name="T42">执行程序</text:span><text:span text:style-name="T43">下一行</text:span><text:span text:style-name="T42">：</text:span></text:p>
      <text:p text:style-name="P37"><text:span text:style-name="T49">(gdb) n</text:span></text:p>
      <text:p text:style-name="P37"><text:span text:style-name="T49">8<text:tab/> <text:s text:c="3"/>for (i = 1; i &lt;= n; ++i) {</text:span></text:p>
      <text:p text:style-name="P55"><text:span text:style-name="T25">用n</text:span><text:span text:style-name="T42">执行程序</text:span><text:span text:style-name="T43">下一行</text:span><text:span text:style-name="T42">：</text:span></text:p>
      <text:p text:style-name="P38"><text:span text:style-name="T50">(gdb) n</text:span></text:p>
      <text:p text:style-name="P38"><text:span text:style-name="T50">9<text:tab/> <text:s text:c="7"/>ret += i;</text:span></text:p>
      <text:p text:style-name="P57"><text:span text:style-name="T25">用print</text:span><text:span text:style-name="T52">（缩写为p）</text:span><text:span text:style-name="T43">打印某个变量的值</text:span><text:span text:style-name="T42">：</text:span></text:p>
      <text:p text:style-name="P40"><text:span text:style-name="T53">(gdb) print ret</text:span></text:p>
      <text:p text:style-name="P40"><text:span text:style-name="T53">$</text:span><text:span text:style-name="T54">1</text:span><text:span text:style-name="T53"> = 1</text:span></text:p>
      <text:p text:style-name="P56"><text:span text:style-name="T25">用n</text:span><text:span text:style-name="T42">执行程序</text:span><text:span text:style-name="T43">下一行</text:span><text:span text:style-name="T51">（从9行返回到了8行）</text:span><text:span text:style-name="T42">：</text:span></text:p>
      <text:p text:style-name="P39"><text:span text:style-name="T49">(gdb) n</text:span></text:p>
      <text:p text:style-name="P39"><text:span text:style-name="T49">8<text:tab/> <text:s text:c="3"/>for (i = 1; i &lt;= n; ++i) {</text:span></text:p>
      <text:p text:style-name="P45">用continue<text:span text:style-name="T55">（缩写为c）继续运行程序</text:span><text:span text:style-name="T56">（直到下一个断点或者程序结束）</text:span><text:span text:style-name="T55">：</text:span></text:p>
      <text:p text:style-name="P41"><text:span text:style-name="T55">(gdb) continue</text:span></text:p>
      <text:p text:style-name="P41"><text:span text:style-name="T55">Continuing.</text:span></text:p>
      <text:p text:style-name="P41"><text:span text:style-name="T55">result = 55</text:span></text:p>
      <text:p text:style-name="P41"><text:span text:style-name="T55">[Inferior 1 (process 5540) exited normally]</text:span></text:p>
      <text:p text:style-name="P45">如果没执行上面的continue命令<text:span text:style-name="T58">，通过finish</text:span><text:span text:style-name="T59">可结束当前函数：</text:span></text:p>
      <text:p text:style-name="P43"><text:span text:style-name="T60">(gdb) finish</text:span></text:p>
      <text:p text:style-name="P43"><text:span text:style-name="T60">Run till exit from #0 <text:s/>sum (n=10) at main.c:9</text:span></text:p>
      <text:p text:style-name="P43"><text:span text:style-name="T60">0x0000000000400562 in main () at main.c:17</text:span></text:p>
      <text:p text:style-name="P43"><text:soft-page-break/><text:span text:style-name="T60">17<text:tab/> <text:s text:c="3"/>int result = sum(n);</text:span></text:p>
      <text:p text:style-name="P43"><text:span text:style-name="T60">Value returned is $2 = 55</text:span></text:p>
      <text:p text:style-name="P59"><text:span text:style-name="T25">用</text:span><text:span text:style-name="T43">quit</text:span><text:span text:style-name="T51">（缩写为q）退出gdb</text:span><text:span text:style-name="T42">：</text:span></text:p>
      <text:p text:style-name="P44"><text:span text:style-name="T61">(gdb) qui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5-18T18:14:00</meta:creation-date>
    <meta:generator>LibreOffice/4.0.2.2$Linux_X86_64 LibreOffice_project/400m0$Build-2</meta:generator>
    <dc:date>2015-05-19T10:02:32</dc:date>
    <dc:creator>hanjunjie </dc:creator>
    <meta:editing-duration>PT3H14M52S</meta:editing-duration>
    <meta:editing-cycles>178</meta:editing-cycles>
    <meta:document-statistic meta:table-count="0" meta:image-count="0" meta:object-count="0" meta:page-count="5" meta:paragraph-count="159" meta:word-count="1214" meta:character-count="3390" meta:non-whitespace-character-count="2828"/>
  </office:meta>
</office:document-meta>
</file>